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1" svg:font-family="StarSymbol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P2" style:family="paragraph" style:parent-style-name="Footer">
      <style:text-properties style:font-name="Arial" fo:font-size="11pt" style:font-size-asian="11pt" style:font-size-complex="11pt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Arial" fo:font-size="11pt" fo:font-style="italic" style:font-size-asian="11pt" style:font-style-asian="italic" style:font-size-complex="11pt" style:font-style-complex="italic"/>
    </style:style>
    <style:style style:name="P6" style:family="paragraph" style:parent-style-name="Standard">
      <style:text-properties fo:font-variant="normal" fo:text-transform="none" fo:color="#000000" style:font-name="Arial" fo:font-size="11pt" fo:letter-spacing="normal" fo:font-style="normal" style:text-underline-style="none" fo:font-weight="normal" style:font-size-asian="11pt" style:font-size-complex="11pt"/>
    </style:style>
    <style:style style:name="P7" style:family="paragraph" style:parent-style-name="Standard">
      <style:text-properties fo:font-variant="normal" fo:text-transform="none" fo:color="#000000" style:font-name="Arial" fo:font-size="11pt" fo:letter-spacing="normal" fo:font-style="normal" fo:font-weight="normal" style:font-size-asian="11pt" style:font-style-asian="italic" style:font-size-complex="11pt" style:font-style-complex="italic"/>
    </style:style>
    <style:style style:name="P8" style:family="paragraph" style:parent-style-name="Standard">
      <style:text-properties style:use-window-font-color="true" style:font-name="Arial" fo:font-size="11pt" fo:font-style="italic" style:font-name-asian="ArialMT" style:font-size-asian="11pt" style:font-style-asian="italic" style:font-name-complex="ArialMT" style:font-size-complex="11pt" style:font-style-complex="italic"/>
    </style:style>
    <style:style style:name="P9" style:family="paragraph" style:parent-style-name="Standard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10" style:family="paragraph" style:parent-style-name="Standard">
      <style:paragraph-properties style:text-autospace="none"/>
    </style:style>
    <style:style style:name="P11" style:family="paragraph" style:parent-style-name="Standard">
      <style:paragraph-properties fo:break-before="page"/>
      <style:text-properties style:font-name="Arial" fo:font-size="11pt" style:font-size-asian="11pt" style:font-size-complex="11pt"/>
    </style:style>
    <style:style style:name="P12" style:family="paragraph" style:parent-style-name="Standard" style:list-style-name="L1">
      <style:text-properties style:use-window-font-color="true" style:font-name="Arial" fo:font-size="11pt" fo:font-style="normal" style:font-name-asian="ArialMT" style:font-size-asian="11pt" style:font-style-asian="normal" style:font-name-complex="ArialMT" style:font-size-complex="11pt" style:font-style-complex="normal"/>
    </style:style>
    <style:style style:name="P13" style:family="paragraph" style:parent-style-name="Standard" style:list-style-name="L1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14" style:family="paragraph" style:parent-style-name="Standard" style:list-style-name="L1">
      <style:text-properties fo:font-variant="normal" fo:text-transform="none" style:use-window-font-color="true" style:font-name="Arial" fo:font-size="11pt" fo:letter-spacing="normal" fo:font-style="normal" fo:font-weight="normal" style:font-name-asian="Helvetica" style:font-size-asian="11pt" style:font-style-asian="normal" style:font-name-complex="Helvetica" style:font-size-complex="11pt" style:font-style-complex="normal"/>
    </style:style>
    <style:style style:name="P15" style:family="paragraph" style:parent-style-name="Standard" style:list-style-name="L2">
      <style:text-properties style:font-name="Arial" fo:font-size="11pt" fo:font-style="normal" style:font-size-asian="11pt" style:font-style-asian="normal" style:font-size-complex="11pt" style:font-style-complex="normal"/>
    </style:style>
    <style:style style:name="P16" style:family="paragraph" style:parent-style-name="Standard" style:list-style-name="L3">
      <style:text-properties style:font-name="Arial" fo:font-size="11pt" fo:font-style="normal" style:font-size-asian="11pt" style:font-style-asian="normal" style:font-size-complex="11pt" style:font-style-complex="normal"/>
    </style:style>
    <style:style style:name="P17" style:family="paragraph" style:parent-style-name="Standard">
      <style:text-properties style:font-name="Arial" fo:font-size="11pt" style:font-size-asian="11pt" style:font-size-complex="11pt"/>
    </style:style>
    <style:style style:name="P18" style:family="paragraph" style:parent-style-name="Standard" style:list-style-name="L4">
      <style:text-properties style:font-name="Arial" fo:font-size="11pt" style:font-size-asian="11pt" style:font-size-complex="11pt"/>
    </style:style>
    <style:style style:name="P19" style:family="paragraph" style:parent-style-name="Standard" style:list-style-name="L5">
      <style:text-properties style:font-name="Arial" fo:font-size="11pt" style:font-size-asian="11pt" style:font-size-complex="11pt"/>
    </style:style>
    <style:style style:name="P20" style:family="paragraph" style:parent-style-name="Standard" style:list-style-name="L6">
      <style:text-properties style:font-name="Arial" fo:font-size="11pt" style:font-size-asian="11pt" style:font-size-complex="11pt"/>
    </style:style>
    <style:style style:name="P21" style:family="paragraph" style:parent-style-name="Standard" style:list-style-name="L7">
      <style:text-properties style:font-name="Arial" fo:font-size="11pt" style:font-size-asian="11pt" style:font-size-complex="11pt"/>
    </style:style>
    <style:style style:name="P22" style:family="paragraph" style:parent-style-name="Standard" style:list-style-name="L8">
      <style:text-properties style:font-name="Arial" fo:font-size="11pt" style:font-size-asian="11pt" style:font-size-complex="11pt"/>
    </style:style>
    <style:style style:name="P23" style:family="paragraph" style:parent-style-name="Standard" style:list-style-name="L9">
      <style:text-properties style:font-name="Arial" fo:font-size="11pt" style:font-size-asian="11pt" style:font-size-complex="11pt"/>
    </style:style>
    <style:style style:name="P24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25" style:family="paragraph" style:parent-style-name="Standard">
      <style:paragraph-properties fo:break-before="page"/>
      <style:text-properties style:font-name="Arial" fo:font-size="11pt" fo:font-weight="bold" style:font-size-asian="11pt" style:font-weight-asian="bold" style:font-size-complex="11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0000" style:font-name="Arial" fo:font-size="11pt" fo:letter-spacing="normal" fo:font-style="italic" style:text-underline-style="none" fo:font-weight="normal" style:font-size-asian="11pt" style:font-style-asian="italic" style:font-size-complex="11pt" style:font-style-complex="italic"/>
    </style:style>
    <style:style style:name="T3" style:family="text">
      <style:text-properties fo:font-variant="normal" fo:text-transform="none" fo:color="#000000" style:font-name="Arial" fo:letter-spacing="normal" style:text-underline-style="none" fo:font-weight="normal"/>
    </style:style>
    <style:style style:name="T4" style:family="text">
      <style:text-properties fo:font-variant="normal" fo:text-transform="none" fo:color="#000000" fo:letter-spacing="normal" style:text-underline-style="none" fo:font-weight="normal"/>
    </style:style>
    <style:style style:name="T5" style:family="text">
      <style:text-properties fo:font-variant="normal" fo:text-transform="none" style:use-window-font-color="true" style:font-name="Arial" fo:font-size="11pt" fo:letter-spacing="normal" fo:font-style="italic" style:text-underline-style="none" fo:font-weight="normal" style:font-name-asian="Helvetica" style:font-size-asian="11pt" style:font-style-asian="italic" style:font-name-complex="Helvetica" style:font-size-complex="11pt" style:font-style-complex="italic"/>
    </style:style>
    <style:style style:name="T6" style:family="text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T7" style:family="text">
      <style:text-properties style:use-window-font-color="true" style:font-name="Arial" fo:font-size="11pt" style:text-underline-style="none" style:font-name-asian="Helvetica" style:font-size-asian="11pt" style:font-name-complex="Helvetica" style:font-size-complex="11pt"/>
    </style:style>
    <style:style style:name="T8" style:family="text">
      <style:text-properties style:use-window-font-color="true" fo:font-style="italic" style:font-name-asian="Helvetica" style:font-style-asian="italic" style:font-name-complex="Helvetica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color="#000000" style:text-underline-style="none"/>
    </style:style>
    <text:list-style style:name="L1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mail:<text:tab/>steve@stevenwilkin.com</text:p>
      <text:p text:style-name="P3">web: <text:s text:c="3"/><text:a xlink:type="simple" xlink:href="http://stevenwilkin.com/"><text:span text:style-name="T10">http://stevenwilkin.com</text:span></text:a></text:p>
      <text:p text:style-name="P9">github: http://github.com/stevenwilkin</text:p>
      <text:p text:style-name="P10"><text:span text:style-name="T6">blog: <text:s text:c="3"/></text:span><text:a xlink:type="simple" xlink:href="http://sickbiscuit.com/blog/"><text:span text:style-name="T7">http://sickbiscuit.com/blog/</text:span></text:a></text:p>
      <text:p text:style-name="P4"/>
      <text:p text:style-name="P4">Experience</text:p>
      <text:p text:style-name="P8"/>
      <text:p text:style-name="P3"><text:span text:style-name="T8">August 2012 – February 2013</text:span><text:span text:style-name="T9"><text:tab/><text:tab/></text:span><text:span text:style-name="T8">Developer (contract), MyDrive Solutions</text:span></text:p>
      <text:p text:style-name="Standard"><text:a xlink:type="simple" xlink:href="http://stevenwilkin.com/"><text:span text:style-name="T3"><text:tab/><text:tab/><text:tab/><text:tab/><text:tab/><text:tab/></text:span></text:a><text:a xlink:type="simple" xlink:href="http://www.mydrivesolutions.com/"><text:span text:style-name="T5">http://mydrivesolutions.com/</text:span></text:a></text:p>
      <text:p text:style-name="P5"/>
      <text:list xml:id="list1133312114" text:style-name="L1">
        <text:list-item>
          <text:p text:style-name="P14">web and API development with Ruby, Rails and Sinatra</text:p>
        </text:list-item>
        <text:list-item>
          <text:p text:style-name="P13">Postgres, MongoDB and Redis databases</text:p>
        </text:list-item>
        <text:list-item>
          <text:p text:style-name="P13">Test and Behaviour Driven Development using RSpec, Cucumber and Steak</text:p>
        </text:list-item>
        <text:list-item>
          <text:p text:style-name="P13">CocoaTouch and Objective-C development for iOS app, testing with OCUnit and OCMock</text:p>
        </text:list-item>
        <text:list-item>
          <text:p text:style-name="P13">setup, configured and wrote build scripts for Continuous Integration (CI) of Android and iOS apps using Jenkins</text:p>
        </text:list-item>
      </text:list>
      <text:p text:style-name="P7"/>
      <text:p text:style-name="P5">September 2011 – July 2012<text:tab/><text:tab/><text:tab/>Developer (contract), Converser</text:p>
      <text:p text:style-name="P5"><text:a xlink:type="simple" xlink:href="http://stevenwilkin.com/"><text:span text:style-name="T4"><text:tab/><text:tab/><text:tab/><text:tab/><text:tab/><text:tab/>http://converser.io/</text:span></text:a></text:p>
      <text:p text:style-name="P5"/>
      <text:list xml:id="list607738225" text:continue-numbering="true" text:style-name="L1">
        <text:list-item>
          <text:p text:style-name="P12">web and API development with Ruby, Rails and Sinatra</text:p>
        </text:list-item>
        <text:list-item>
          <text:p text:style-name="P12">MongoDB and Redis non-relational databases (NoSQL)</text:p>
        </text:list-item>
        <text:list-item>
          <text:p text:style-name="P12">Test Driven Development (TDD) using RSpec and Test::Unit</text:p>
        </text:list-item>
      </text:list>
      <text:p text:style-name="P5"/>
      <text:p text:style-name="P5">January 2011 – September 2011<text:tab/><text:tab/>Developer (contract), iQ Content</text:p>
      <text:p text:style-name="P5"><text:tab/><text:tab/><text:tab/><text:tab/><text:tab/><text:tab/>http://iqcontent.com/</text:p>
      <text:p text:style-name="P5"/>
      <text:list xml:id="list701286050" text:style-name="L2">
        <text:list-item>
          <text:p text:style-name="P15">business intelligence development on top of Google Analytics</text:p>
        </text:list-item>
        <text:list-item>
          <text:p text:style-name="P15">Ruby, Rails, MySQL and JavaScript/jQuery/Highcharts</text:p>
        </text:list-item>
        <text:list-item>
          <text:p text:style-name="P15">testing with RSpec and some statistical analysis with R</text:p>
        </text:list-item>
      </text:list>
      <text:p text:style-name="P5"/>
      <text:p text:style-name="P5">November 2010 –January 2011<text:tab/><text:tab/>Developer (contract), Crafty Devil</text:p>
      <text:p text:style-name="P5"><text:a xlink:type="simple" xlink:href="http://stevenwilkin.com/"><text:span text:style-name="T4"><text:tab/><text:tab/><text:tab/><text:tab/><text:tab/><text:tab/>http://craftydevil.co.uk/</text:span></text:a></text:p>
      <text:p text:style-name="P5"/>
      <text:list xml:id="list281438909" text:style-name="L3">
        <text:list-item>
          <text:p text:style-name="P16">web development with PHP/CodeIgniter, JavaScript/jQuery and MySQL</text:p>
        </text:list-item>
      </text:list>
      <text:p text:style-name="P5"/>
      <text:p text:style-name="P5">April 2010 - October 2010 <text:tab/><text:tab/><text:tab/>Developer (contract), BT</text:p>
      <text:p text:style-name="Standard"><text:a xlink:type="simple" xlink:href="http://bt.com/"><text:span text:style-name="T2"><text:tab/><text:tab/><text:tab/><text:tab/><text:tab/><text:tab/>http://bt.com/</text:span></text:a></text:p>
      <text:p text:style-name="P6"/>
      <text:list xml:id="list541804164" text:style-name="L4">
        <text:list-item>
          <text:p text:style-name="P18">contracted to deliver application development in a touch-screen mobile Linux environment</text:p>
        </text:list-item>
        <text:list-item>
          <text:p text:style-name="P18">developed GUI applications with JavaScript running on the SpiderMonkey interpreter</text:p>
        </text:list-item>
        <text:list-item>
          <text:p text:style-name="P18">exposed systems-level functionality with C plugins, facilitated persistance with SQLite</text:p>
        </text:list-item>
        <text:list-item>
          <text:p text:style-name="P18">participated in Scrum project management with standups, sprints, demos &amp; retrospectives</text:p>
        </text:list-item>
        <text:list-item>
          <text:p text:style-name="P18">developed against quality control (HP Quality Center) and bug tracking systems (Bugzilla)</text:p>
        </text:list-item>
      </text:list>
      <text:p text:style-name="P3"/>
      <text:p text:style-name="P11">June 2009 - February 2010<text:tab/><text:tab/><text:tab/>Developer, Rehab Studio</text:p>
      <text:p text:style-name="P3"><text:tab/><text:tab/><text:tab/><text:tab/><text:tab/><text:tab/>http://rehabstudio.com/</text:p>
      <text:p text:style-name="P3"/>
      <text:list xml:id="list2076456010" text:style-name="L5">
        <text:list-item>
          <text:p text:style-name="P19">web development with PHP/CakePHP, JavaScript/jQuery and MySQL</text:p>
        </text:list-item>
        <text:list-item>
          <text:p text:style-name="P19">administration of Redhat and Debian servers using dedicated hardware and on Amazon Web Services</text:p>
        </text:list-item>
        <text:list-item>
          <text:p text:style-name="P19">task automation with Bash, Perl and Ruby scripts</text:p>
        </text:list-item>
      </text:list>
      <text:p text:style-name="P3"/>
      <text:p text:style-name="P5">June 2008 - March 2009<text:tab/><text:tab/><text:tab/>Web/Application Developer, Creative Online Media</text:p>
      <text:p text:style-name="P3"><text:tab/><text:tab/><text:tab/><text:tab/><text:tab/><text:tab/>http://creativeonlinemedia.com/</text:p>
      <text:p text:style-name="P3"/>
      <text:list xml:id="list1543947615" text:style-name="L6">
        <text:list-item>
          <text:p text:style-name="P20">web development using C#/.Net, ASP/VBScript and PHP/CakePHP</text:p>
        </text:list-item>
        <text:list-item>
          <text:p text:style-name="P20">task automation with Ruby</text:p>
        </text:list-item>
        <text:list-item>
          <text:p text:style-name="P20">MS SQL Server 2005 &amp; MySQL databases</text:p>
        </text:list-item>
        <text:list-item>
          <text:p text:style-name="P20">considerable JavaScript using jQuery, Prototype and MooTools frameworks</text:p>
          <text:p text:style-name="P20"/>
        </text:list-item>
      </text:list>
      <text:p text:style-name="P3">August 2007 - June 2008<text:tab/><text:tab/><text:tab/>Programmer Analyst, Citi</text:p>
      <text:p text:style-name="P3"><text:tab/><text:tab/><text:tab/><text:tab/><text:tab/><text:tab/>http://www.citi.com/</text:p>
      <text:p text:style-name="P3"/>
      <text:list xml:id="list239709899" text:style-name="L7">
        <text:list-item>
          <text:p text:style-name="P21">operational support to various real-time, high volume, distributed messaging systems</text:p>
        </text:list-item>
        <text:list-item>
          <text:p text:style-name="P21">working knowledge of TIBCO applications (TIC, EMS, RV, RVRD), Sybase ASE and BEA WebLogic</text:p>
        </text:list-item>
        <text:list-item>
          <text:p text:style-name="P21">centralised job scheduling and process monitoring of hardware running Solaris and RedHat Enterprise Linux</text:p>
        </text:list-item>
      </text:list>
      <text:p text:style-name="P3"/>
      <text:p text:style-name="P3">February 2007 - August 2007<text:tab/><text:tab/>Developer, Mac-Sys Ltd</text:p>
      <text:p text:style-name="P3"><text:tab/><text:tab/><text:tab/><text:tab/><text:tab/><text:tab/>http://mac-sys.co.uk/</text:p>
      <text:p text:style-name="P3"/>
      <text:list xml:id="list1429485663" text:style-name="L8">
        <text:list-item>
          <text:p text:style-name="P22">developed a custom business process management system</text:p>
        </text:list-item>
        <text:list-item>
          <text:p text:style-name="P22">PHP/CakePHP, MySQL and JavaScript/Prototype</text:p>
        </text:list-item>
      </text:list>
      <text:p text:style-name="P3"/>
      <text:p text:style-name="P3">October 2004 - February 2007<text:tab/><text:tab/>IT Technician, Volunteer Development Agency</text:p>
      <text:p text:style-name="P3"><text:tab/><text:tab/><text:tab/><text:tab/><text:tab/><text:tab/>http://www.volunteering-ni.org/</text:p>
      <text:p text:style-name="P3"/>
      <text:list xml:id="list623030347" text:style-name="L9">
        <text:list-item>
          <text:p text:style-name="P23">developed custom desktop applications with C#/.Net/WinForms and SQL Server 2005</text:p>
        </text:list-item>
        <text:list-item>
          <text:p text:style-name="P23">developed web and intranet applications with ASP/VBScript, VisualBasic/.Net and SQL Server 2000/2003</text:p>
        </text:list-item>
        <text:list-item>
          <text:p text:style-name="P23">managed a Windows Server 2003 domain and provided support for Windows 98, 2000 &amp; XP clients</text:p>
        </text:list-item>
      </text:list>
      <text:p text:style-name="P4"/>
      <text:p text:style-name="P25">Education</text:p>
      <text:p text:style-name="P3"/>
      <text:p text:style-name="P5">1998 – 2004<text:tab/>BSc Computer Science, Queen's University of Belfast</text:p>
      <text:p text:style-name="P3"/>
      <text:p text:style-name="P3"><text:tab/><text:tab/>Awarded First Class Honours</text:p>
      <text:p text:style-name="P3"><text:tab/><text:tab/>Dissertation Title: "An Object-Based Approach to Dialogue Modelling"</text:p>
      <text:p text:style-name="P3"/>
      <text:p text:style-name="P5">1996 – 1998<text:tab/>A-Level, Portora Royal School, Enniskillen</text:p>
      <text:p text:style-name="P3"/>
      <text:p text:style-name="P3"><text:tab/><text:tab/>Mathematics<text:tab/><text:tab/><text:tab/>A <text:s text:c="6"/>Physics<text:tab/><text:tab/><text:tab/>A</text:p>
      <text:p text:style-name="P3"><text:tab/><text:tab/>A/S Further Mathematics<text:tab/>B <text:s text:c="6"/>A/S Computers<text:tab/><text:tab/>B</text:p>
      <text:p text:style-name="P3"/>
      <text:p text:style-name="P5">1991 – 1996<text:tab/>GCSE, Portora Royal School, Enniskillen</text:p>
      <text:p text:style-name="P3"/>
      <text:p text:style-name="P3"><text:tab/><text:tab/>Physics<text:tab/>A*<text:tab/>Mathematics<text:tab/>A<text:tab/>English<text:tab/>B</text:p>
      <text:p text:style-name="P3"><text:tab/><text:tab/>Chemistry<text:tab/>A<text:tab/>French<text:tab/><text:tab/>A*<text:tab/>Geography<text:tab/>A</text:p>
      <text:p text:style-name="P3"><text:tab/><text:tab/>Biology<text:tab/>A<text:tab/>German<text:tab/>A<text:tab/>Art<text:tab/><text:tab/>B</text:p>
      <text:p text:style-name="P3"/>
      <text:p text:style-name="P4">Hobbies &amp; Interests</text:p>
      <text:p text:style-name="P3"/>
      <text:p text:style-name="P3">I enjoy lifting weights, hill walking, investing and reading biographies.</text:p>
      <text:p text:style-name="P3"/>
      <text:p text:style-name="P3">References available upon requ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1" svg:font-family="StarSymbol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size="14pt" fo:font-weight="bold" style:font-name-asian="Arial1" style:font-size-asian="14pt" style:font-weight-asian="bold" style:font-name-complex="Tahoma" style:font-size-complex="14pt" style:font-weight-complex="bold"/>
    </style:style>
    <style:style style:name="Bullet_20_Symbols" style:display-name="Bullet Symbols" style:family="text">
      <style:text-properties style:font-name="StarSymbol" fo:font-size="9pt" fo:font-weight="normal" style:font-name-asian="StarSymbol" style:font-size-asian="9pt" style:font-weight-asian="normal" style:font-name-complex="StarSymbol" style:font-size-complex="9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MP2" style:family="paragraph" style:parent-style-name="Footer">
      <style:text-properties style:font-name="Arial" fo:font-size="11pt" style:font-size-asian="11pt" style:font-size-complex="11pt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teven Wilkin</text:span><text:tab/><text:tab/>steve@stevenwilkin.com</text:p>
      </style:header>
      <style:footer>
        <text:p text:style-name="MP2">20130117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3$Unix OpenOffice.org_project/Patch 0</meta:generator>
    <meta:creation-date>2010-02-23T11:47:42</meta:creation-date>
    <dc:date>2013-03-08T02:41:29</dc:date>
    <dc:language>en-GB</dc:language>
    <meta:editing-cycles>87</meta:editing-cycles>
    <meta:editing-duration>PT03H18M49S</meta:editing-duration>
    <meta:document-statistic meta:table-count="0" meta:image-count="0" meta:object-count="0" meta:page-count="3" meta:paragraph-count="73" meta:word-count="528" meta:character-count="3918"/>
    <meta:user-defined meta:name="Info 1"/>
    <meta:user-defined meta:name="Info 2"/>
    <meta:user-defined meta:name="Info 3"/>
    <meta:user-defined meta:name="Info 4"/>
  </office:meta>
</office:document-meta>
</file>